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Mangal1" svg:font-family="Mangal"/>
    <style:font-face style:name="Times New Roman1" svg:font-family="'Times New Roman'"/>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499cm" fo:orphans="2" fo:widows="2" fo:text-indent="0cm" style:auto-text-indent="false"/>
      <style:text-properties fo:font-variant="normal" fo:text-transform="none" fo:color="#000000" style:font-name="Times New Roman1" fo:font-size="14pt" fo:letter-spacing="normal" fo:font-style="normal" fo:font-weight="bold"/>
    </style:style>
    <style:style style:name="P2" style:family="paragraph" style:parent-style-name="Text_20_body">
      <style:paragraph-properties fo:orphans="2" fo:widows="2"/>
    </style:style>
    <style:style style:name="P3" style:family="paragraph" style:parent-style-name="Text_20_body">
      <style:paragraph-properties fo:margin-left="0cm" fo:margin-right="0cm" fo:margin-top="0cm" fo:margin-bottom="0cm" fo:orphans="2" fo:widows="2" fo:text-indent="1.27cm" style:auto-text-indent="false" style:writing-mode="lr-tb"/>
      <style:text-properties fo:font-variant="normal" fo:text-transform="none" fo:color="#000000" style:text-line-through-style="none" style:font-name="Arial1" fo:font-size="11.25pt" fo:letter-spacing="normal" fo:font-style="normal" style:text-underline-style="none" fo:font-weight="normal" style:text-blinking="false" fo:background-color="transparent"/>
    </style:style>
    <style:style style:name="P4" style:family="paragraph" style:parent-style-name="Standard">
      <style:paragraph-properties fo:margin-left="0cm" fo:margin-right="0cm" fo:margin-top="0cm" fo:margin-bottom="0.499cm" fo:orphans="2" fo:widows="2" fo:text-indent="0cm" style:auto-text-indent="false"/>
      <style:text-properties fo:font-variant="normal" fo:text-transform="none" fo:color="#000000" style:font-name="Times New Roman1" fo:font-size="14pt" fo:letter-spacing="normal" fo:font-style="normal" fo:font-weight="bold"/>
    </style:style>
    <style:style style:name="P5" style:family="paragraph" style:parent-style-name="Standard">
      <style:paragraph-properties fo:margin-left="0cm" fo:margin-right="0cm" fo:margin-top="0cm" fo:margin-bottom="0.499cm" fo:orphans="2" fo:widows="2" fo:text-indent="0cm" style:auto-text-indent="false" fo:break-before="page"/>
      <style:text-properties fo:font-variant="normal" fo:text-transform="none" fo:color="#000000" style:font-name="Times New Roman1" fo:font-size="14pt" fo:letter-spacing="normal" fo:font-style="normal" fo:font-weight="bold"/>
    </style:style>
    <style:style style:name="P6" style:family="paragraph" style:parent-style-name="Text_20_body">
      <style:paragraph-properties fo:orphans="2" fo:widows="2"/>
      <style:text-properties fo:font-variant="normal" fo:text-transform="none" fo:color="#000000" style:text-line-through-style="none" style:font-name="Times New Roman1" fo:font-size="14pt" fo:letter-spacing="normal" fo:font-style="normal" style:text-underline-style="none" fo:font-weight="bold" style:text-blinking="false" fo:background-color="transparent"/>
    </style:style>
    <style:style style:name="P7" style:family="paragraph" style:parent-style-name="Text_20_body">
      <style:paragraph-properties fo:orphans="2" fo:widows="2"/>
    </style:style>
    <style:style style:name="P8" style:family="paragraph" style:parent-style-name="Text_20_body">
      <style:paragraph-properties fo:orphans="2" fo:widows="2" fo:break-before="page"/>
    </style:style>
    <style:style style:name="P9" style:family="paragraph" style:parent-style-name="Heading_20_1">
      <style:paragraph-properties fo:text-align="center" style:justify-single-word="false"/>
      <style:text-properties fo:font-size="26pt" style:font-size-asian="26pt" style:font-size-complex="26pt"/>
    </style:style>
    <style:style style:name="T1" style:family="text">
      <style:text-properties style:text-line-through-style="none" style:font-name="Arial1" fo:font-size="11.25pt" style:text-underline-style="none" style:text-blinking="false" fo:background-color="transparent"/>
    </style:style>
    <style:style style:name="T2" style:family="text">
      <style:text-properties style:text-line-through-style="none" style:font-name="Arial1" fo:font-size="11.25pt" style:text-underline-style="none" style:text-blinking="false" fo:background-color="transparent" style:font-weight-asian="bold" style:font-weight-complex="bold"/>
    </style:style>
    <style:style style:name="T3" style:family="text">
      <style:text-properties style:text-line-through-style="none" style:font-name="Arial1" fo:font-size="11.25pt" style:text-underline-style="none" fo:font-weight="normal" style:text-blinking="false" fo:background-color="transparent"/>
    </style:style>
    <style:style style:name="T4" style:family="text">
      <style:text-properties style:text-line-through-style="none" style:font-name="Arial1" style:text-underline-style="none" style:text-blinking="false" fo:background-color="transparent"/>
    </style:style>
    <style:style style:name="T5" style:family="text">
      <style:text-properties fo:font-variant="normal" fo:text-transform="none" fo:color="#000000" style:text-line-through-style="none" style:font-name="Times New Roman1" fo:font-size="14pt" fo:letter-spacing="normal" fo:font-style="normal" style:text-underline-style="none" fo:font-weight="bold" style:text-blinking="false" fo:background-color="transparent"/>
    </style:style>
    <style:style style:name="T6" style:family="text">
      <style:text-properties fo:font-variant="normal" fo:text-transform="none" fo:color="#000000" style:text-line-through-style="none" style:font-name="Arial1" fo:font-size="11.25pt" fo:letter-spacing="normal" fo:font-style="normal" style:text-underline-style="none" fo:font-weight="bold" style:text-blinking="false" fo:background-color="transparent"/>
    </style:style>
    <style:style style:name="T7" style:family="text">
      <style:text-properties fo:font-variant="normal" fo:text-transform="none" fo:color="#000000" style:text-line-through-style="none" style:font-name="Arial1" fo:font-size="11.25pt" fo:letter-spacing="normal" fo:font-style="normal" style:text-underline-style="none" fo:font-weight="bold" style:text-blinking="false" fo:background-color="transparent" style:font-weight-asian="bold" style:font-weight-complex="bold"/>
    </style:style>
    <style:style style:name="T8" style:family="text">
      <style:text-properties fo:font-variant="normal" fo:text-transform="none" fo:color="#000000" style:text-line-through-style="none" style:font-name="Arial1" fo:font-size="11.25pt" fo:letter-spacing="normal" fo:font-style="normal" style:text-underline-style="none" fo:font-weight="normal" style:text-blinking="false" fo:background-color="transparent"/>
    </style:style>
    <style:style style:name="T9" style:family="text">
      <style:text-properties fo:font-variant="normal" fo:text-transform="none" fo:color="#000000" style:font-name="Times New Roman1" fo:font-size="14pt" fo:letter-spacing="normal" fo:font-style="norm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span text:style-name="T4">10 Requirements</text:span></text:h>
      <text:p text:style-name="P1"><text:span text:style-name="T1"/></text:p>
      <text:p text:style-name="P1"><text:bookmark text:name="internal-source-marker_0.5372844254598022"/><text:span text:style-name="T1">Idnum</text:span><text:span text:style-name="T3">:1</text:span><text:line-break/><text:span text:style-name="T1">Title</text:span><text:span text:style-name="T3">: Create a book</text:span><text:line-break/><text:span text:style-name="T1">Preconditions</text:span><text:span text:style-name="T3">: The file system contains at least one audio file.</text:span><text:line-break/><text:span text:style-name="T1">Postconditions</text:span><text:span text:style-name="T3">: The book is visible when listing the created books.</text:span><text:line-break/><text:span text:style-name="T1">Rationale</text:span><text:span text:style-name="T3">: The user wants to group a collection of tracks.</text:span><text:line-break/><text:span text:style-name="T1">Description</text:span><text:span text:style-name="T3">: By clicking the “add new book” button in the bookshelf UI users are presented a file browser interface where all folders in the file system containing audio tracks are present in a file tree. The user can navigate into folders by clicking on them and move out of folders by clicking the top list element containing the text “to parent folder”. The user can then choose the tracks to create the book from by selecting individual tracks or folders by checking the checkboxes next to them. Clicking the “create new book” button finishes the selection and prompts the user to add a name to the newly formed book.</text:span><text:line-break/><text:span text:style-name="T1">Relations</text:span><text:span text:style-name="T3">: None</text:span><text:line-break/><text:line-break/><text:line-break/><text:span text:style-name="T1">Idnum</text:span><text:span text:style-name="T3">:2</text:span><text:line-break/><text:span text:style-name="T1">Title</text:span><text:span text:style-name="T3">: Play a book</text:span><text:line-break/><text:span text:style-name="T1">Preconditions</text:span><text:span text:style-name="T3">: At least one book exists.</text:span><text:line-break/><text:span text:style-name="T1">Postconditions</text:span><text:span text:style-name="T3">: The currently selected track is played.</text:span><text:line-break/><text:span text:style-name="T1">Rationale</text:span><text:span text:style-name="T3">: Users want to listen to previously created collections of audio tracks, such as complete audio books, in a user-friendly way.</text:span><text:line-break/><text:span text:style-name="T1">Description</text:span><text:span text:style-name="T3">: Users can choose to listen to specific collections of tracks by selecting books from the bookshelf UI by pressing on them in the list.</text:span><text:line-break/><text:span text:style-name="T1">Relations</text:span><text:span text:style-name="T3">: 1, 3</text:span><text:line-break/><text:line-break/><text:line-break/><text:span text:style-name="T1">Idnum</text:span><text:span text:style-name="T3">:3</text:span><text:line-break/><text:span text:style-name="T1">Title</text:span><text:span text:style-name="T3">: View books</text:span><text:line-break/><text:span text:style-name="T1">Preconditions</text:span><text:span text:style-name="T3">: None.</text:span><text:line-break/><text:span text:style-name="T1">Postconditions</text:span><text:span text:style-name="T3">: None.</text:span><text:line-break/><text:span text:style-name="T1">Rationale</text:span><text:span text:style-name="T3">: Users want an overview of all books contained in the bookshelf.</text:span><text:line-break/><text:span text:style-name="T1">Description</text:span><text:span text:style-name="T3">: The user enters the bookshelf interface (by either swiping right from the player interface while playing, or by pressing “back” in the browser interface) where all created books are displayed.</text:span><text:line-break/><text:span text:style-name="T1">Relations</text:span><text:span text:style-name="T3">: 1</text:span><text:line-break/><text:line-break/><text:line-break/></text:p>
      <text:p text:style-name="P5"><text:span text:style-name="T2"/></text:p>
      <text:p text:style-name="P1"><text:span text:style-name="T2"/></text:p>
      <text:p text:style-name="P1"><text:span text:style-name="T2"/></text:p>
      <text:p text:style-name="P1"><text:span text:style-name="T2">Idnum</text:span><text:span text:style-name="T3">:4</text:span><text:line-break/><text:span text:style-name="T1">Title</text:span><text:span text:style-name="T3">: Save and resume a listening session.</text:span><text:line-break/><text:span text:style-name="T1">Preconditions</text:span><text:span text:style-name="T3">: To resume a listening session, session data must exist.</text:span><text:line-break/><text:span text:style-name="T1">Postconditions</text:span><text:span text:style-name="T3">: The session data is written to a file when saving. The session data is loaded when resuming.</text:span><text:line-break/><text:span text:style-name="T1">Rationale</text:span><text:span text:style-name="T3">: The user will want to continue playback from another device or keep track of their listening progress.</text:span><text:line-break/><text:span text:style-name="T1">Description</text:span><text:span text:style-name="T3">: Upon pausing, selecting another book or closing the application, the system saves the current state of all the books contained in the user’s bookshelf. When the application is restarted, the state of the books is equal to the state when saved. </text:span></text:p>
      <text:p text:style-name="P3">If the user selects a book that contains existing session data, playback will resume from where it left off. If there is later data available on the cloud (which is notified to the user if they can access the cloud), the user will be able to download the session data and resume it as if it was locally stored.</text:p>
      <text:p text:style-name="P2"><text:span text:style-name="T6">Relations</text:span><text:span text:style-name="T8">: 1, 2, (5: cloud storage), 6</text:span><text:span text:style-name="T9"><text:line-break/><text:line-break/></text:span><text:span text:style-name="T7">Idnum</text:span><text:span text:style-name="T8">:5</text:span><text:span text:style-name="T9"><text:line-break/></text:span><text:span text:style-name="T6">Title</text:span><text:span text:style-name="T8">: Create an account</text:span><text:span text:style-name="T9"><text:line-break/></text:span><text:span text:style-name="T6">Preconditions</text:span><text:span text:style-name="T8">: The user is connected to the cloud.</text:span><text:span text:style-name="T9"><text:line-break/></text:span><text:span text:style-name="T6">Postconditions</text:span><text:span text:style-name="T8">: If the user manages to successfully create an account it is stored in the cloud.</text:span><text:span text:style-name="T9"><text:line-break/></text:span><text:span text:style-name="T6">Rationale</text:span><text:span text:style-name="T8">: Storing accounts enables the users to store personal data safely on the cloud.</text:span><text:span text:style-name="T9"><text:line-break/></text:span><text:span text:style-name="T6">Description</text:span><text:span text:style-name="T8">: The user creates an account by providing a user name and a password. If the user name already exists on the cloud the session is rejected and no data is written to the cloud, and the user may try again.</text:span><text:span text:style-name="T9"><text:line-break/></text:span><text:span text:style-name="T6">Relations</text:span><text:span text:style-name="T8">: None</text:span><text:span text:style-name="T9"><text:line-break/><text:line-break/><text:line-break/></text:span><text:span text:style-name="T7">Idnum</text:span><text:span text:style-name="T8">:6</text:span><text:span text:style-name="T9"><text:line-break/></text:span><text:span text:style-name="T6">Title</text:span><text:span text:style-name="T8">: Jump to a given time</text:span><text:span text:style-name="T9"><text:line-break/></text:span><text:span text:style-name="T6">Preconditions</text:span><text:span text:style-name="T8">: A track is started (in a paused or resumed state).</text:span><text:span text:style-name="T9"><text:line-break/></text:span><text:span text:style-name="T6">Postconditions</text:span><text:span text:style-name="T8">: The elapsed time of the track is overwritten with the time given.</text:span><text:span text:style-name="T9"><text:line-break/></text:span><text:span text:style-name="T6">Rationale</text:span><text:span text:style-name="T8">: The user may want to fast-forward or rewind.</text:span><text:span text:style-name="T9"><text:line-break/></text:span><text:span text:style-name="T6">Description</text:span><text:span text:style-name="T8">: The user either 1.) presses on the seek bar to move to the given progress through the track or the book, or 2.) presses the seek buttons (“left” or “right”) which seeks continuously as the button is pressed.</text:span><text:span text:style-name="T9"><text:line-break/></text:span><text:span text:style-name="T6">Relations</text:span><text:span text:style-name="T8">: 1, 2</text:span><text:span text:style-name="T9"><text:line-break/><text:line-break/><text:line-break/></text:span></text:p>
      <text:p text:style-name="P8"><text:span text:style-name="T6"/></text:p>
      <text:p text:style-name="P2"><text:span text:style-name="T6"/></text:p>
      <text:p text:style-name="P2"><text:span text:style-name="T6"/></text:p>
      <text:p text:style-name="P2"><text:span text:style-name="T6">Idnum</text:span><text:span text:style-name="T8">:7</text:span><text:span text:style-name="T9"><text:line-break/></text:span><text:span text:style-name="T6">Title</text:span><text:span text:style-name="T8">: Edit the track order in a book</text:span><text:span text:style-name="T9"><text:line-break/></text:span><text:span text:style-name="T6">Preconditions</text:span><text:span text:style-name="T8">: 1.) At least one book exists in the bookshelf, and 2.) at least two tracks exist in the book.</text:span><text:span text:style-name="T9"><text:line-break/></text:span><text:span text:style-name="T6">Postconditions</text:span><text:span text:style-name="T8">: The tracks remain equivalent to their previous state. The book will change its “selected book index” if the currently selected track is moved, or if a track is moved to an index before the selected track in the list.</text:span><text:span text:style-name="T9"><text:line-break/></text:span><text:span text:style-name="T6">Rationale</text:span><text:span text:style-name="T8">: The user wishes to change the order in which tracks are played in a book.</text:span><text:span text:style-name="T9"><text:line-break/></text:span><text:span text:style-name="T6">Description</text:span><text:span text:style-name="T8">:</text:span><text:span text:style-name="T9"><text:line-break/></text:span><text:span text:style-name="T6">Relations</text:span><text:span text:style-name="T8">: 1,3</text:span><text:span text:style-name="T9"><text:line-break/><text:line-break/><text:line-break/></text:span><text:span text:style-name="T6">Idnum</text:span><text:span text:style-name="T8">: 8</text:span><text:span text:style-name="T9"><text:line-break/></text:span><text:span text:style-name="T6">Title</text:span><text:span text:style-name="T8">: Control playback from widget</text:span><text:span text:style-name="T9"><text:line-break/></text:span><text:span text:style-name="T6">Preconditions</text:span><text:span text:style-name="T8">: The user has the widget (on the home screen).</text:span><text:span text:style-name="T9"><text:line-break/></text:span><text:span text:style-name="T6">Postconditions</text:span><text:span text:style-name="T8">:</text:span><text:span text:style-name="T5"> </text:span><text:span text:style-name="T8">None</text:span><text:span text:style-name="T9"><text:line-break/></text:span><text:span text:style-name="T6">Rationale</text:span><text:span text:style-name="T8">: Users will want to quickly access audio playback controls without having to switch to the application.</text:span><text:span text:style-name="T9"><text:line-break/></text:span><text:span text:style-name="T6">Description</text:span><text:span text:style-name="T8">: The user uses the controls present in the widget (play/pause and next/previous track) to control playback of the currently playing book.</text:span><text:span text:style-name="T9"><text:line-break/></text:span><text:span text:style-name="T6">Relations</text:span><text:span text:style-name="T8">: 2</text:span><text:span text:style-name="T9"><text:line-break/><text:line-break/><text:line-break/></text:span><text:span text:style-name="T6">Idnum</text:span><text:span text:style-name="T8">:9</text:span><text:span text:style-name="T9"><text:line-break/></text:span><text:span text:style-name="T6">Title</text:span><text:span text:style-name="T8">: Quit application</text:span><text:span text:style-name="T9"><text:line-break/></text:span><text:span text:style-name="T6">Preconditions</text:span><text:span text:style-name="T8">: The application is in a resumed state.</text:span><text:span text:style-name="T9"><text:line-break/></text:span><text:span text:style-name="T6">Postconditions</text:span><text:span text:style-name="T8">: If quit successfully (without interruption) the model tree is saved to a file, ensuring that playback may continue at a new instance of the application.</text:span><text:span text:style-name="T9"><text:line-break/></text:span><text:span text:style-name="T6">Rationale</text:span><text:span text:style-name="T8">: The user will want to quit the application.</text:span><text:span text:style-name="T9"><text:line-break/></text:span><text:span text:style-name="T6">Description</text:span><text:span text:style-name="T8">: The user chooses to quit the application. They can select the menu and press “Quit,” which saves the model and terminates the application.</text:span><text:span text:style-name="T9"><text:line-break/></text:span><text:span text:style-name="T6">Relations</text:span><text:span text:style-name="T8">: None</text:span><text:span text:style-name="T9"><text:line-break/></text:span></text:p>
      <text:p text:style-name="P6"/>
      <text:p text:style-name="P2"><text:span text:style-name="T6">Idnum</text:span><text:span text:style-name="T8">:10</text:span><text:span text:style-name="T9"><text:line-break/></text:span><text:span text:style-name="T6">Title</text:span><text:span text:style-name="T8">: View statistics of a book</text:span><text:span text:style-name="T9"><text:line-break/></text:span><text:span text:style-name="T6">Preconditions</text:span><text:span text:style-name="T8">: At least one book exists in the bookshelf.</text:span><text:span text:style-name="T9"><text:line-break/></text:span><text:span text:style-name="T6">Postconditions</text:span><text:span text:style-name="T8">: The book(s) viewed remain equivalent to their previous state.</text:span><text:span text:style-name="T9"><text:line-break/></text:span><text:span text:style-name="T6">Rationale</text:span><text:span text:style-name="T8">: The user may be interested in miscellaneous information about 1.) the book, or 2.) the listening session (how many times the book has been played, etc.).</text:span><text:span text:style-name="T9"><text:line-break/></text:span><text:span text:style-name="T6">Description</text:span><text:span text:style-name="T8">: The statistics of a book are shown when the user “long-presses” the book (i.e. touches it for a long time).</text:span><text:span text:style-name="T9"><text:line-break/></text:span><text:span text:style-name="T6">Relations</text:span><text:span text:style-name="T8">: 1, 3</text:span><text:span text:style-name="T9"><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Mangal1" svg:font-family="Mangal"/>
    <style:font-face style:name="Times New Roman1" svg:font-family="'Times New Roman'"/>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3T18:05:26.31</meta:creation-date>
    <dc:date>2012-10-13T17:36:28.29</dc:date>
    <meta:editing-duration>PT6M5S</meta:editing-duration>
    <meta:editing-cycles>3</meta:editing-cycles>
    <meta:generator>OpenOffice.org/3.4$Win32 OpenOffice.org_project/340m1$Build-9590</meta:generator>
    <meta:document-statistic meta:table-count="0" meta:image-count="0" meta:object-count="0" meta:page-count="3" meta:paragraph-count="7" meta:word-count="896" meta:character-count="5472"/>
  </office:meta>
</office:document-meta>
</file>